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86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5];[.D5];[.F5];&quot; &quot;)" office:value-type="string" office:string-value="-input s3://abex/base/contaminantes_1986.csv " calcext:value-type="string">
            <text:p>-input s3://abex/base/contaminantes_1986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87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6];[.D6];[.F6];&quot; &quot;)" office:value-type="string" office:string-value="-input s3://abex/base/contaminantes_1987.csv " calcext:value-type="string">
            <text:p>-input s3://abex/base/contaminantes_1987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88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7];[.D7];[.F7];&quot; &quot;)" office:value-type="string" office:string-value="-input s3://abex/base/contaminantes_1988.csv " calcext:value-type="string">
            <text:p>-input s3://abex/base/contaminantes_1988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89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8];[.D8];[.F8];&quot; &quot;)" office:value-type="string" office:string-value="-input s3://abex/base/contaminantes_1989.csv " calcext:value-type="string">
            <text:p>-input s3://abex/base/contaminantes_1989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90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9];[.D9];[.F9];&quot; &quot;)" office:value-type="string" office:string-value="-input s3://abex/base/contaminantes_1990.csv " calcext:value-type="string">
            <text:p>-input s3://abex/base/contaminantes_1990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91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10];[.D10];[.F10];&quot; &quot;)" office:value-type="string" office:string-value="-input s3://abex/base/contaminantes_1991.csv " calcext:value-type="string">
            <text:p>-input s3://abex/base/contaminantes_1991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92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11];[.D11];[.F11];&quot; &quot;)" office:value-type="string" office:string-value="-input s3://abex/base/contaminantes_1992.csv " calcext:value-type="string">
            <text:p>-input s3://abex/base/contaminantes_1992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93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12];[.D12];[.F12];&quot; &quot;)" office:value-type="string" office:string-value="-input s3://abex/base/contaminantes_1993.csv " calcext:value-type="string">
            <text:p>-input s3://abex/base/contaminantes_1993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94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13];[.D13];[.F13];&quot; &quot;)" office:value-type="string" office:string-value="-input s3://abex/base/contaminantes_1994.csv " calcext:value-type="string">
            <text:p>-input s3://abex/base/contaminantes_1994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95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14];[.D14];[.F14];&quot; &quot;)" office:value-type="string" office:string-value="-input s3://abex/base/contaminantes_1995.csv " calcext:value-type="string">
            <text:p>-input s3://abex/base/contaminantes_1995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96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15];[.D15];[.F15];&quot; &quot;)" office:value-type="string" office:string-value="-input s3://abex/base/contaminantes_1996.csv " calcext:value-type="string">
            <text:p>-input s3://abex/base/contaminantes_1996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97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16];[.D16];[.F16];&quot; &quot;)" office:value-type="string" office:string-value="-input s3://abex/base/contaminantes_1997.csv " calcext:value-type="string">
            <text:p>-input s3://abex/base/contaminantes_1997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98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17];[.D17];[.F17];&quot; &quot;)" office:value-type="string" office:string-value="-input s3://abex/base/contaminantes_1998.csv " calcext:value-type="string">
            <text:p>-input s3://abex/base/contaminantes_1998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1999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18];[.D18];[.F18];&quot; &quot;)" office:value-type="string" office:string-value="-input s3://abex/base/contaminantes_1999.csv " calcext:value-type="string">
            <text:p>-input s3://abex/base/contaminantes_1999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00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19];[.D19];[.F19];&quot; &quot;)" office:value-type="string" office:string-value="-input s3://abex/base/contaminantes_2000.csv " calcext:value-type="string">
            <text:p>-input s3://abex/base/contaminantes_2000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01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20];[.D20];[.F20];&quot; &quot;)" office:value-type="string" office:string-value="-input s3://abex/base/contaminantes_2001.csv " calcext:value-type="string">
            <text:p>-input s3://abex/base/contaminantes_2001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02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21];[.D21];[.F21];&quot; &quot;)" office:value-type="string" office:string-value="-input s3://abex/base/contaminantes_2002.csv " calcext:value-type="string">
            <text:p>-input s3://abex/base/contaminantes_2002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03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22];[.D22];[.F22];&quot; &quot;)" office:value-type="string" office:string-value="-input s3://abex/base/contaminantes_2003.csv " calcext:value-type="string">
            <text:p>-input s3://abex/base/contaminantes_2003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04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23];[.D23];[.F23];&quot; &quot;)" office:value-type="string" office:string-value="-input s3://abex/base/contaminantes_2004.csv " calcext:value-type="string">
            <text:p>-input s3://abex/base/contaminantes_2004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05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24];[.D24];[.F24];&quot; &quot;)" office:value-type="string" office:string-value="-input s3://abex/base/contaminantes_2005.csv " calcext:value-type="string">
            <text:p>-input s3://abex/base/contaminantes_2005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06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25];[.D25];[.F25];&quot; &quot;)" office:value-type="string" office:string-value="-input s3://abex/base/contaminantes_2006.csv " calcext:value-type="string">
            <text:p>-input s3://abex/base/contaminantes_2006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07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26];[.D26];[.F26];&quot; &quot;)" office:value-type="string" office:string-value="-input s3://abex/base/contaminantes_2007.csv " calcext:value-type="string">
            <text:p>-input s3://abex/base/contaminantes_2007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08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27];[.D27];[.F27];&quot; &quot;)" office:value-type="string" office:string-value="-input s3://abex/base/contaminantes_2008.csv " calcext:value-type="string">
            <text:p>-input s3://abex/base/contaminantes_2008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09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28];[.D28];[.F28];&quot; &quot;)" office:value-type="string" office:string-value="-input s3://abex/base/contaminantes_2009.csv " calcext:value-type="string">
            <text:p>-input s3://abex/base/contaminantes_2009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10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29];[.D29];[.F29];&quot; &quot;)" office:value-type="string" office:string-value="-input s3://abex/base/contaminantes_2010.csv " calcext:value-type="string">
            <text:p>-input s3://abex/base/contaminantes_2010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11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30];[.D30];[.F30];&quot; &quot;)" office:value-type="string" office:string-value="-input s3://abex/base/contaminantes_2011.csv " calcext:value-type="string">
            <text:p>-input s3://abex/base/contaminantes_2011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12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31];[.D31];[.F31];&quot; &quot;)" office:value-type="string" office:string-value="-input s3://abex/base/contaminantes_2012.csv " calcext:value-type="string">
            <text:p>-input s3://abex/base/contaminantes_2012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13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32];[.D32];[.F32];&quot; &quot;)" office:value-type="string" office:string-value="-input s3://abex/base/contaminantes_2013.csv " calcext:value-type="string">
            <text:p>-input s3://abex/base/contaminantes_2013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14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33];[.D33];[.F33];&quot; &quot;)" office:value-type="string" office:string-value="-input s3://abex/base/contaminantes_2014.csv " calcext:value-type="string">
            <text:p>-input s3://abex/base/contaminantes_2014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15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34];[.D34];[.F34];&quot; &quot;)" office:value-type="string" office:string-value="-input s3://abex/base/contaminantes_2015.csv " calcext:value-type="string">
            <text:p>-input s3://abex/base/contaminantes_2015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16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35];[.D35];[.F35];&quot; &quot;)" office:value-type="string" office:string-value="-input s3://abex/base/contaminantes_2016.csv " calcext:value-type="string">
            <text:p>-input s3://abex/base/contaminantes_2016.csv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input s3://abex/base/</text:p>
          </table:table-cell>
          <table:table-cell office:value-type="string" calcext:value-type="string">
            <text:p>contaminantes_2017</text:p>
          </table:table-cell>
          <table:table-cell/>
          <table:table-cell office:value-type="string" calcext:value-type="string">
            <text:p>.csv</text:p>
          </table:table-cell>
          <table:table-cell table:formula="of:=+CONCATENATE([.C36];[.D36];[.F36];&quot; &quot;)" office:value-type="string" office:string-value="-input s3://abex/base/contaminantes_2017.csv " calcext:value-type="string">
            <text:p>-input s3://abex/base/contaminantes_2017.csv </text:p>
          </table:table-cell>
        </table:table-row>
      </table:table>
      <table:table table:name="Hoja2" table:style-name="ta1"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ce2" table:formula="of:=+[.C1]+[.E1]+[.G1]+[.I1]+[.K1]+[.M1]+[.O1]" office:value-type="float" office:value="15" calcext:value-type="float">
            <text:p>15</text:p>
          </table:table-cell>
          <table:table-cell office:value-type="float" office:value="1986" calcext:value-type="float">
            <text:p>1986</text:p>
          </table:table-cell>
          <table:table-cell office:value-type="float" office:value="5" calcext:value-type="float">
            <text:p>5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+[.C2]+[.E2]+[.G2]+[.I2]+[.K2]+[.M2]+[.O2]" office:value-type="float" office:value="25" calcext:value-type="float">
            <text:p>25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1987" calcext:value-type="float">
            <text:p>1987</text:p>
          </table:table-cell>
          <table:table-cell office:value-type="float" office:value="5" calcext:value-type="float">
            <text:p>5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1987" calcext:value-type="float">
            <text:p>1987</text:p>
          </table:table-cell>
          <table:table-cell office:value-type="float" office:value="6" calcext:value-type="float">
            <text:p>6</text:p>
          </table:table-cell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+[.C3]+[.E3]+[.G3]+[.I3]+[.K3]+[.M3]+[.O3]" office:value-type="float" office:value="25" calcext:value-type="float">
            <text:p>25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+[.C4]+[.E4]+[.G4]+[.I4]+[.K4]+[.M4]+[.O4]" office:value-type="float" office:value="25" calcext:value-type="float">
            <text:p>25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5" calcext:value-type="float">
            <text:p>5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+[.C5]+[.E5]+[.G5]+[.I5]+[.K5]+[.M5]+[.O5]" office:value-type="float" office:value="25" calcext:value-type="float">
            <text:p>25</text:p>
          </table:table-cell>
          <table:table-cell office:value-type="float" office:value="1990" calcext:value-type="float">
            <text:p>1990</text:p>
          </table:table-cell>
          <table:table-cell office:value-type="float" office:value="5" calcext:value-type="float">
            <text:p>5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+[.C6]+[.E6]+[.G6]+[.I6]+[.K6]+[.M6]+[.O6]" office:value-type="float" office:value="25" calcext:value-type="float">
            <text:p>25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1991" calcext:value-type="float">
            <text:p>1991</text:p>
          </table:table-cell>
          <table:table-cell office:value-type="float" office:value="5" calcext:value-type="float">
            <text:p>5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1991" calcext:value-type="float">
            <text:p>19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+[.C7]+[.E7]+[.G7]+[.I7]+[.K7]+[.M7]+[.O7]" office:value-type="float" office:value="25" calcext:value-type="float">
            <text:p>25</text:p>
          </table:table-cell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1992" calcext:value-type="float">
            <text:p>1992</text:p>
          </table:table-cell>
          <table:table-cell office:value-type="float" office:value="6" calcext:value-type="float">
            <text:p>6</text:p>
          </table:table-cell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+[.C8]+[.E8]+[.G8]+[.I8]+[.K8]+[.M8]+[.O8]" office:value-type="float" office:value="25" calcext:value-type="float">
            <text:p>25</text:p>
          </table:table-cell>
          <table:table-cell office:value-type="float" office:value="1993" calcext:value-type="float">
            <text:p>1993</text:p>
          </table:table-cell>
          <table:table-cell office:value-type="float" office:value="6" calcext:value-type="float">
            <text:p>6</text:p>
          </table:table-cell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float" office:value="5" calcext:value-type="float">
            <text:p>5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+[.C9]+[.E9]+[.G9]+[.I9]+[.K9]+[.M9]+[.O9]" office:value-type="float" office:value="31" calcext:value-type="float">
            <text:p>31</text:p>
          </table:table-cell>
          <table:table-cell table:style-name="ce3"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office:value-type="float" office:value="1994" calcext:value-type="float">
            <text:p>19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+[.C10]+[.E10]+[.G10]+[.I10]+[.K10]+[.M10]+[.O10]" office:value-type="float" office:value="31" calcext:value-type="float">
            <text:p>31</text:p>
          </table:table-cell>
          <table:table-cell table:style-name="ce3"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+[.C11]+[.E11]+[.G11]+[.I11]+[.K11]+[.M11]+[.O11]" office:value-type="float" office:value="31" calcext:value-type="float">
            <text:p>31</text:p>
          </table:table-cell>
          <table:table-cell table:style-name="ce3"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+[.C12]+[.E12]+[.G12]+[.I12]+[.K12]+[.M12]+[.O12]" office:value-type="float" office:value="31" calcext:value-type="float">
            <text:p>31</text:p>
          </table:table-cell>
          <table:table-cell table:style-name="ce3"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+[.C13]+[.E13]+[.G13]+[.I13]+[.K13]+[.M13]+[.O13]" office:value-type="float" office:value="31" calcext:value-type="float">
            <text:p>31</text:p>
          </table:table-cell>
          <table:table-cell table:style-name="ce3"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+[.C14]+[.E14]+[.G14]+[.I14]+[.K14]+[.M14]+[.O14]" office:value-type="float" office:value="31" calcext:value-type="float">
            <text:p>31</text:p>
          </table:table-cell>
          <table:table-cell table:style-name="ce3"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+[.C15]+[.E15]+[.G15]+[.I15]+[.K15]+[.M15]+[.O15]" office:value-type="float" office:value="30" calcext:value-type="float">
            <text:p>3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+[.C16]+[.E16]+[.G16]+[.I16]+[.K16]+[.M16]+[.O16]" office:value-type="float" office:value="30" calcext:value-type="float">
            <text:p>30</text:p>
          </table:table-cell>
          <table:table-cell table:style-name="ce3"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+[.C17]+[.E17]+[.G17]+[.I17]+[.K17]+[.M17]+[.O17]" office:value-type="float" office:value="30" calcext:value-type="float">
            <text:p>30</text:p>
          </table:table-cell>
          <table:table-cell table:style-name="ce3"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+[.C18]+[.E18]+[.G18]+[.I18]+[.K18]+[.M18]+[.O18]" office:value-type="float" office:value="34" calcext:value-type="float">
            <text:p>34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+[.C19]+[.E19]+[.G19]+[.I19]+[.K19]+[.M19]+[.O19]" office:value-type="float" office:value="34" calcext:value-type="float">
            <text:p>34</text:p>
          </table:table-cell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+[.C20]+[.E20]+[.G20]+[.I20]+[.K20]+[.M20]+[.O20]" office:value-type="float" office:value="33" calcext:value-type="float">
            <text:p>33</text:p>
          </table:table-cell>
          <table:table-cell table:style-name="ce3"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+[.C21]+[.E21]+[.G21]+[.I21]+[.K21]+[.M21]+[.O21]" office:value-type="float" office:value="33" calcext:value-type="float">
            <text:p>33</text:p>
          </table:table-cell>
          <table:table-cell table:style-name="ce3"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+[.C22]+[.E22]+[.G22]+[.I22]+[.K22]+[.M22]+[.O22]" office:value-type="float" office:value="35" calcext:value-type="float">
            <text:p>35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+[.C23]+[.E23]+[.G23]+[.I23]+[.K23]+[.M23]+[.O23]"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+[.C24]+[.E24]+[.G24]+[.I24]+[.K24]+[.M24]+[.O24]" office:value-type="float" office:value="34" calcext:value-type="float">
            <text:p>34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+[.C25]+[.E25]+[.G25]+[.I25]+[.K25]+[.M25]+[.O25]" office:value-type="float" office:value="34" calcext:value-type="float">
            <text:p>34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+[.C26]+[.E26]+[.G26]+[.I26]+[.K26]+[.M26]+[.O26]" office:value-type="float" office:value="25" calcext:value-type="float">
            <text:p>25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+[.C27]+[.E27]+[.G27]+[.I27]+[.K27]+[.M27]+[.O27]" office:value-type="float" office:value="28" calcext:value-type="float">
            <text:p>28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+[.C28]+[.E28]+[.G28]+[.I28]+[.K28]+[.M28]+[.O28]"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+[.C29]+[.E29]+[.G29]+[.I29]+[.K29]+[.M29]+[.O29]"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+[.C30]+[.E30]+[.G30]+[.I30]+[.K30]+[.M30]+[.O30]" office:value-type="float" office:value="35" calcext:value-type="float">
            <text:p>35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+[.C31]+[.E31]+[.G31]+[.I31]+[.K31]+[.M31]+[.O31]"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+[.C32]+[.E32]+[.G32]+[.I32]+[.K32]+[.M32]+[.O32]" office:value-type="float" office:value="34" calcext:value-type="float">
            <text:p>34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05:00:05.871046703</meta:creation-date>
    <dc:date>2018-03-25T19:44:56.932553947</dc:date>
    <meta:editing-duration>PT13H48M18S</meta:editing-duration>
    <meta:editing-cycles>1</meta:editing-cycles>
    <meta:document-statistic meta:table-count="2" meta:cell-count="608" meta:object-count="0"/>
    <meta:generator>LibreOffice/5.1.6.2$Linux_X86_64 LibreOffice_project/10m0$Build-2</meta:generator>
  </office:meta>
</office:document-meta>
</file>